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498cm" style:rel-column-width="32760*"/>
    </style:style>
    <style:style style:name="Table1.B" style:family="table-column">
      <style:table-column-properties style:column-width="8.502cm" style:rel-column-width="3277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cd6bc" officeooo:paragraph-rsid="001cd6bc"/>
    </style:style>
    <style:style style:name="P2" style:family="paragraph" style:parent-style-name="Preformatted_20_Text">
      <style:text-properties style:font-name="Liberation Mono" fo:font-size="10pt" style:font-name-asian="Courier New" style:font-size-asian="10pt" style:font-name-complex="Liberation Mono" style:font-size-complex="10pt"/>
    </style:style>
    <style:style style:name="P3" style:family="paragraph" style:parent-style-name="Preformatted_20_Text">
      <style:text-properties style:font-name="Liberation Mono" fo:font-size="10pt" officeooo:rsid="001cd6bc" officeooo:paragraph-rsid="001cd6bc" style:font-name-asian="Courier New" style:font-size-asian="10pt" style:font-name-complex="Liberation Mono" style:font-size-complex="10pt"/>
    </style:style>
    <style:style style:name="P4" style:family="paragraph" style:parent-style-name="Preformatted_20_Text">
      <style:text-properties style:font-name="Liberation Mono" fo:font-size="10pt" officeooo:rsid="0022feef" officeooo:paragraph-rsid="0022feef" style:font-name-asian="Courier New" style:font-size-asian="10pt" style:font-name-complex="Liberation Mono" style:font-size-complex="10pt"/>
    </style:style>
    <style:style style:name="P5" style:family="paragraph" style:parent-style-name="Preformatted_20_Text">
      <style:text-properties style:font-name="Liberation Mono" fo:font-size="10pt" officeooo:rsid="0022feef" officeooo:paragraph-rsid="002b64d5" style:font-name-asian="Courier New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1d5697" officeooo:paragraph-rsid="001d5697" style:font-name-asian="Courier New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1e7500" officeooo:paragraph-rsid="001e7500" style:font-name-asian="Courier New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22182d" officeooo:paragraph-rsid="0022182d" style:font-name-asian="Courier New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223cc5" officeooo:paragraph-rsid="00223cc5" style:font-name-asian="Courier New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rsid="0022feef" officeooo:paragraph-rsid="00244b48" style:font-name-asian="Courier New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244b48" officeooo:paragraph-rsid="00244b48" style:font-name-asian="Courier New" style:font-size-asian="10pt" style:font-name-complex="Liberation Mono" style:font-size-complex="10pt"/>
    </style:style>
    <style:style style:name="P13" style:family="paragraph" style:parent-style-name="Table_20_Contents">
      <style:text-properties style:font-name="Liberation Mono" fo:font-size="10pt" officeooo:rsid="002ce033" officeooo:paragraph-rsid="002ce033" style:font-name-asian="Courier New" style:font-size-asian="10pt" style:font-name-complex="Liberation Mono" style:font-size-complex="10pt"/>
    </style:style>
    <style:style style:name="P14" style:family="paragraph" style:parent-style-name="Table_20_Contents">
      <style:text-properties style:font-name="Liberation Mono" fo:font-size="10pt" officeooo:rsid="002e4f94" officeooo:paragraph-rsid="002e4f94" style:font-name-asian="Courier New" style:font-size-asian="10pt" style:font-name-complex="Liberation Mono" style:font-size-complex="10pt"/>
    </style:style>
    <style:style style:name="P15" style:family="paragraph" style:parent-style-name="Table_20_Contents">
      <style:text-properties style:font-name="Liberation Mono" fo:font-size="10pt" officeooo:rsid="0031c661" officeooo:paragraph-rsid="0031c661" style:font-name-asian="Courier New" style:font-size-asian="10pt" style:font-name-complex="Liberation Mono" style:font-size-complex="10pt"/>
    </style:style>
    <style:style style:name="P16" style:family="paragraph" style:parent-style-name="Table_20_Contents">
      <style:text-properties style:font-name="Liberation Mono" fo:font-size="10pt" officeooo:rsid="00334cd4" officeooo:paragraph-rsid="00334cd4" style:font-name-asian="Courier New" style:font-size-asian="10pt" style:font-name-complex="Liberation Mono" style:font-size-complex="10pt"/>
    </style:style>
    <style:style style:name="P17" style:family="paragraph" style:parent-style-name="Table_20_Contents">
      <style:text-properties style:font-name="Liberation Mono" fo:font-size="10pt" officeooo:rsid="0036849d" officeooo:paragraph-rsid="0036849d" style:font-name-asian="Courier New" style:font-size-asian="10pt" style:font-name-complex="Liberation Mono" style:font-size-complex="10pt"/>
    </style:style>
    <style:style style:name="P18" style:family="paragraph" style:parent-style-name="Table_20_Contents">
      <style:text-properties style:font-name="Liberation Mono" fo:font-size="10pt" officeooo:rsid="0036849d" officeooo:paragraph-rsid="0036849d" style:font-name-asian="Courier New" style:font-size-asian="10pt" style:font-name-complex="Liberation Mono" style:font-size-complex="10pt"/>
    </style:style>
    <style:style style:name="P19" style:family="paragraph" style:parent-style-name="Table_20_Contents">
      <style:text-properties style:font-name="Liberation Mono" fo:font-size="10pt" officeooo:rsid="0036a580" officeooo:paragraph-rsid="0036a580" style:font-name-asian="Courier New" style:font-size-asian="10pt" style:font-name-complex="Liberation Mono" style:font-size-complex="10pt"/>
    </style:style>
    <style:style style:name="T1" style:family="text">
      <style:text-properties officeooo:rsid="00202874"/>
    </style:style>
    <style:style style:name="T2" style:family="text">
      <style:text-properties officeooo:rsid="0027a7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override "Loading..." on startup</text:p>
          </table:table-cell>
          <table:table-cell table:style-name="Table1.B1" office:value-type="string">
            <text:p text:style-name="P1">"src/ui/opengl/castlecontrolsimages.pas":</text:p>
            <text:p text:style-name="P1">Loading := TGrayscaleAlphaImage.Create(LoadingWidth, LoadingHeight, LoadingDepth);</text:p>
            <text:p text:style-name="P1">Move(LoadingPixels, Loading.RawPixels^, SizeOf(LoadingPixels));</text:p>
            <text:p text:style-name="P1">Loading.URL := 'embedded-image:/Loading';</text:p>
            <text:p text:style-name="P1"/>
            <text:p text:style-name="P1">LoadingPixels points to "src/ui/opengl/castlecontrolsimages.image_data"</text:p>
          </table:table-cell>
        </table:table-row>
        <table:table-row>
          <table:table-cell table:style-name="Table1.A2" office:value-type="string">
            <text:p text:style-name="P3">Color font in DecoFont</text:p>
          </table:table-cell>
          <table:table-cell table:style-name="Table1.B2" office:value-type="string">
            <text:p text:style-name="P3">TGrayscaleAlphaImage -&gt; TRGBAlphaImage</text:p>
          </table:table-cell>
        </table:table-row>
        <table:table-row>
          <table:table-cell table:style-name="Table1.A2" office:value-type="string">
            <text:p text:style-name="P11">HTML текст? Как делать?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Android Log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>Загрузка фактов и списка картинок с диска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>Таблица соответствия фактов и картинок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right-click переключение стиля управления.</text:p>
          </table:table-cell>
          <table:table-cell table:style-name="Table1.B2" office:value-type="string">
            <text:p text:style-name="P12">доработать<text:span text:style-name="T2">: если интерфейс не поймал клик, то смена стиля управления.</text:span></text:p>
          </table:table-cell>
        </table:table-row>
        <table:table-row>
          <table:table-cell table:style-name="Table1.A2" office:value-type="string">
            <text:p text:style-name="P8">No grab for gmTravel interface<text:span text:style-name="T1">, only for items</text:span>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9">different opacity for content</text:p>
            <text:p text:style-name="P10">usually 0.8 for frame</text:p>
            <text:p text:style-name="P10">and 1.0 for content</text:p>
          </table:table-cell>
          <table:table-cell table:style-name="Table1.B2" office:value-type="string">
            <text:p text:style-name="P9">content.opacity:=Opacity; 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5">Window.AntiAliasing := aa4SamplesNicer;</text:p>
          </table:table-cell>
        </table:table-row>
        <table:table-row>
          <table:table-cell table:style-name="Table1.A2" office:value-type="string">
            <text:p text:style-name="P13">interface.id</text:p>
            <text:p text:style-name="P13">interface.find by id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3">On enter</text:p>
            <text:p text:style-name="P13">On leave</text:p>
            <text:p text:style-name="P13">On down</text:p>
            <text:p text:style-name="P13">On release</text:p>
            <text:p text:style-name="P13">(&gt;onClick)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3">TouchOver interface_id</text:p>
            <text:p text:style-name="P13">что делать, когда id изменился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3">Health bar + color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3">actor -&gt; npc -&gt; character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3">animation:</text:p>
            <text:p text:style-name="P13">slide</text:p>
            <text:p text:style-name="P13">fade</text:p>
            <text:p text:style-name="P13">zoom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4">Keep wind images between different game modes and fade in/out if necessary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5">actions/perks -&gt; perk.image</text:p>
            <text:p text:style-name="P16">action = class(activeperk)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B2" office:value-type="string">
            <text:p text:style-name="P17">UIFont.Print(10, 10, Yellow, Format('FPS : %f (real : %f). Shapes : %d / %d',</text:p>
            <text:p text:style-name="P17"><text:s text:c="3"/>[Window.Fps.FrameTime,</text:p>
            <text:p text:style-name="P17"><text:s text:c="4"/>Window.Fps.RealTime,</text:p>
            <text:p text:style-name="P17"><text:s text:c="4"/>Window.SceneManager.Statistics.ShapesRendered,</text:p>
            <text:p text:style-name="P17"><text:soft-page-break/><text:s text:c="4"/>Window.SceneManager.Statistics.ShapesVisible]));</text:p>
          </table:table-cell>
        </table:table-row>
        <table:table-row>
          <table:table-cell table:style-name="Table1.A2" office:value-type="string">
            <text:p text:style-name="P19">if Assigned(FOnButtonDown)</text:p>
          </table:table-cell>
          <table:table-cell table:style-name="Table1.B2" office:value-type="string">
            <text:p text:style-name="P17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5T06:37:18.810672196</dc:date>
    <meta:editing-duration>PT11H9M34S</meta:editing-duration>
    <meta:editing-cycles>18</meta:editing-cycles>
    <meta:generator>LibreOffice/4.3.3.2$Linux_X86_64 LibreOffice_project/430m0$Build-2</meta:generator>
    <meta:document-statistic meta:table-count="1" meta:image-count="0" meta:object-count="0" meta:page-count="2" meta:paragraph-count="44" meta:word-count="154" meta:character-count="1368" meta:non-whitespace-character-count="1242"/>
  </office:meta>
</office:document-meta>
</file>